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öhne Mono" svg:font-family="'Söhne Mono', Monaco, 'Andale Mono', '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style:font-name="Liberation Serif" fo:font-size="18pt" style:font-size-asian="18pt" style:font-size-complex="18pt"/>
    </style:style>
    <style:style style:name="P2" style:family="paragraph" style:parent-style-name="Heading_20_1">
      <style:text-properties officeooo:rsid="0015f945" officeooo:paragraph-rsid="0015f945"/>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fo:background-color="transparent"/>
    </style:style>
    <style:style style:name="P6" style:family="paragraph" style:parent-style-name="Text_20_body" style:list-style-name="L4"/>
    <style:style style:name="P7" style:family="paragraph" style:parent-style-name="Text_20_body" style:list-style-name="L4">
      <style:text-properties officeooo:paragraph-rsid="001665bd"/>
    </style:style>
    <style:style style:name="P8" style:family="paragraph" style:parent-style-name="Text_20_body">
      <style:text-properties officeooo:rsid="001776d6" officeooo:paragraph-rsid="001776d6"/>
    </style:style>
    <style:style style:name="P9" style:family="paragraph" style:parent-style-name="Text_20_body" style:list-style-name="L5"/>
    <style:style style:name="P10" style:family="paragraph" style:parent-style-name="Text_20_body" style:list-style-name="L5">
      <style:text-properties officeooo:paragraph-rsid="001a19a9"/>
    </style:style>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text-properties officeooo:paragraph-rsid="001776d6"/>
    </style:style>
    <style:style style:name="T1" style:family="text">
      <style:text-properties loext:padding="0.049cm" loext:border="0.06pt solid #e3e3e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776d6"/>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volutionary algorithms (EAs) are a class of algorithms inspired by the <text:span text:style-name="T2">principles of biological evolution</text:span>, particularly <text:span text:style-name="T2">natural selection</text:span> and <text:span text:style-name="T2">survival of the fittest</text:span>. These algorithms are used to <text:span text:style-name="T2">find approximate or exact solutions</text:span> to <text:span text:style-name="T2">optimization</text:span> and <text:span text:style-name="T2">search problems</text:span> where traditional methods may be impractical or infeasible. Here's an overview of evolutionary algorithms, including some of the main types:</text:p>
      <text:list xml:id="list658765774" text:style-name="L1">
        <text:list-item>
          <text:p text:style-name="P3"><text:span text:style-name="Strong_20_Emphasis">Genetic Algorithms (GA)</text:span>:</text:p>
          <text:list>
            <text:list-item>
              <text:p text:style-name="P3">Genetic algorithms are one of the most well-known and widely used evolutionary algorithms. They operate by simulating the process of natural selection to evolve a population of candidate solutions towards better solutions over successive generations.</text:p>
            </text:list-item>
            <text:list-item>
              <text:p text:style-name="P3">The main components of a genetic algorithm include:</text:p>
              <text:list>
                <text:list-item>
                  <text:p text:style-name="P3"><text:span text:style-name="T2">Representation</text:span>: Candidate <text:span text:style-name="T2">solutions</text:span> are typically represented as <text:span text:style-name="T2">strings of symbols</text:span> (often binary strings, but can be other types as well).</text:p>
                </text:list-item>
                <text:list-item>
                  <text:p text:style-name="P3"><text:span text:style-name="T2">Fitness function</text:span>: A function that evaluates the <text:span text:style-name="T2">quality</text:span> of each <text:span text:style-name="T2">candidate</text:span> solution.</text:p>
                </text:list-item>
                <text:list-item>
                  <text:p text:style-name="P3"><text:span text:style-name="T2">Selection</text:span>: Individuals from the current population are selected to become <text:span text:style-name="T2">parents</text:span> for <text:span text:style-name="T2">producing the next generation</text:span> based on their fitness.</text:p>
                </text:list-item>
                <text:list-item>
                  <text:p text:style-name="P3"><text:span text:style-name="T2">Crossover</text:span>: A genetic operation that <text:span text:style-name="T2">combines two parent solutions</text:span> to <text:span text:style-name="T2">create</text:span> <text:span text:style-name="T2">offspring</text:span> solutions.</text:p>
                </text:list-item>
                <text:list-item>
                  <text:p text:style-name="P3"><text:span text:style-name="T2">Mutation</text:span>: A genetic operation that introduces <text:span text:style-name="T2">random changes</text:span> to <text:span text:style-name="T2">offspring</text:span> solutions to <text:span text:style-name="T2">maintain diversity</text:span> in the population.</text:p>
                </text:list-item>
              </text:list>
            </text:list-item>
          </text:list>
        </text:list-item>
        <text:list-item>
          <text:p text:style-name="P3"><text:span text:style-name="Strong_20_Emphasis">Evolutionary Strategies (ES)</text:span>:</text:p>
          <text:list>
            <text:list-item>
              <text:p text:style-name="P3">Evolutionary strategies are similar to genetic algorithms but are more focused on optimization problems involving continuous domains.</text:p>
            </text:list-item>
            <text:list-item>
              <text:p text:style-name="P3">ES typically uses real-valued representations for candidate solutions and employs mutation operators to explore the search space.</text:p>
            </text:list-item>
            <text:list-item>
              <text:p text:style-name="P3">Unlike genetic algorithms, crossover is not commonly used in evolutionary strategies.</text:p>
            </text:list-item>
          </text:list>
        </text:list-item>
        <text:list-item>
          <text:p text:style-name="P3"><text:span text:style-name="Strong_20_Emphasis">Differential Evolution (DE)</text:span>:</text:p>
          <text:list>
            <text:list-item>
              <text:p text:style-name="P3">Differential evolution is another variant of evolutionary algorithms primarily used for continuous optimization problems.</text:p>
            </text:list-item>
            <text:list-item>
              <text:p text:style-name="P3">DE operates by maintaining a population of candidate solutions and iteratively improving them through the combination of mutation, crossover, and selection operations.</text:p>
            </text:list-item>
            <text:list-item>
              <text:p text:style-name="P3">The distinguishing feature of DE is the use of difference vectors to perturb the current solutions during the mutation process.</text:p>
            </text:list-item>
          </text:list>
        </text:list-item>
        <text:list-item>
          <text:p text:style-name="P3"><text:span text:style-name="Strong_20_Emphasis">Particle Swarm Optimization (PSO)</text:span>:</text:p>
          <text:list>
            <text:list-item>
              <text:p text:style-name="P3"><text:soft-page-break/>While not strictly an evolutionary algorithm, PSO is often considered alongside EAs due to its nature-inspired optimization approach.</text:p>
            </text:list-item>
            <text:list-item>
              <text:p text:style-name="P3">PSO is inspired by the social behavior of organisms such as <text:span text:style-name="T2">bird flocking</text:span> or fish schooling.</text:p>
            </text:list-item>
            <text:list-item>
              <text:p text:style-name="P3">In PSO, a <text:span text:style-name="T2">population of particles</text:span> moves through the <text:span text:style-name="T2">search space</text:span>, guided by their own <text:span text:style-name="T2">best-known position</text:span> and the <text:span text:style-name="T2">global best-known position</text:span> found by any particle.</text:p>
            </text:list-item>
          </text:list>
        </text:list-item>
        <text:list-item>
          <text:p text:style-name="P3"><text:span text:style-name="Strong_20_Emphasis">Ant Colony Optimization (ACO)</text:span>:</text:p>
          <text:list>
            <text:list-item>
              <text:p text:style-name="P3">ACO is inspired by the <text:span text:style-name="T2">foraging behavior of ants</text:span> and is used to solve <text:span text:style-name="T2">combinatorial optimization problems</text:span>.</text:p>
            </text:list-item>
            <text:list-item>
              <text:p text:style-name="P3">ACO algorithms simulate the way <text:span text:style-name="T2">ants deposit pheromones</text:span> on <text:span text:style-name="T2">paths</text:span> and use these pheromone trails to <text:span text:style-name="T2">communicate information</text:span> about <text:span text:style-name="T2">good solutions</text:span>.</text:p>
            </text:list-item>
            <text:list-item>
              <text:p text:style-name="P3">Solutions are constructed <text:span text:style-name="T2">probabilistically</text:span> <text:span text:style-name="T2">based</text:span> on the <text:span text:style-name="T2">pheromone trails</text:span> and heuristic information.</text:p>
            </text:list-item>
          </text:list>
        </text:list-item>
      </text:list>
      <text:p text:style-name="Text_20_body">Differences between these algorithms include their representation of candidate solutions, the specific genetic operators used (e.g., crossover, mutation), and the types of problems they are best suited for. Additionally, the selection pressure, population size, and other parameters may vary among different evolutionary algorithms. Each algorithm has its strengths and weaknesses, making them suitable for different types of optimization problems.</text:p>
      <text:h text:style-name="P1" text:outline-level="1">Genetic Algorithms</text:h>
      <text:p text:style-name="Text_20_body">Genetic Algorithms (GAs) are powerful optimization and search techniques inspired by the principles of natural selection and genetics. They are particularly useful for solving complex optimization problems where traditional methods may struggle due to the <text:span text:style-name="T2">large search space</text:span> or <text:span text:style-name="T2">non-linearity</text:span> of the <text:span text:style-name="T2">objective function</text:span>. Let's delve into the various components and processes of genetic algorithms:</text:p>
      <text:list xml:id="list2266647032" text:style-name="L2">
        <text:list-item>
          <text:p text:style-name="P4"><text:span text:style-name="Strong_20_Emphasis">Representation</text:span>:</text:p>
          <text:list>
            <text:list-item>
              <text:p text:style-name="P4"><text:span text:style-name="T2">Candidate solutions</text:span>, also known as individuals or chromosomes, are <text:span text:style-name="T2">represented using strings of symbols</text:span>. The most common <text:span text:style-name="T2">representation</text:span> is a <text:span text:style-name="T2">binary string</text:span>, but other representations such as <text:span text:style-name="T2">real-valued numbers</text:span>, <text:span text:style-name="T2">permutations</text:span>, or even trees can be used depending on the problem.</text:p>
            </text:list-item>
            <text:list-item>
              <text:p text:style-name="P4"><text:span text:style-name="T2">Each position</text:span> in the string <text:span text:style-name="T2">corresponds to a gene</text:span>, and <text:span text:style-name="T2">each gene</text:span> <text:span text:style-name="T2">represents</text:span> a <text:span text:style-name="T2">decision variable</text:span> or a component of the solution.</text:p>
            </text:list-item>
          </text:list>
        </text:list-item>
        <text:list-item>
          <text:p text:style-name="P4"><text:span text:style-name="Strong_20_Emphasis">Fitness Function</text:span>:</text:p>
          <text:list>
            <text:list-item>
              <text:p text:style-name="P4">The fitness function evaluates the <text:span text:style-name="T2">quality</text:span> of <text:span text:style-name="T2">each candidate solution</text:span> in the population. It provides a measure of how well a solution performs with respect to the optimization objective.</text:p>
            </text:list-item>
            <text:list-item>
              <text:p text:style-name="P4"><text:soft-page-break/>The fitness function is <text:span text:style-name="T2">problem-specific</text:span> and reflects the <text:span text:style-name="T2">goals of the optimization problem</text:span>. It can be defined based on <text:span text:style-name="T2">quantitative metrics</text:span>, <text:span text:style-name="T2">constraints</text:span>, or other criteria relevant to the problem domain.</text:p>
            </text:list-item>
          </text:list>
        </text:list-item>
        <text:list-item>
          <text:p text:style-name="P4"><text:span text:style-name="Strong_20_Emphasis">Initialization</text:span>:</text:p>
          <text:list>
            <text:list-item>
              <text:p text:style-name="P4">The genetic algorithm starts by <text:span text:style-name="T2">initializing a population</text:span> of candidate solutions randomly or using heuristics.</text:p>
            </text:list-item>
            <text:list-item>
              <text:p text:style-name="P4">The <text:span text:style-name="T2">population size</text:span> is <text:span text:style-name="T2">typically predefined</text:span> and can <text:span text:style-name="T2">vary depending</text:span> on the <text:span text:style-name="T2">problem</text:span> characteristics and computational resources.</text:p>
            </text:list-item>
          </text:list>
        </text:list-item>
        <text:list-item>
          <text:p text:style-name="P4"><text:span text:style-name="Strong_20_Emphasis">Selection</text:span>:</text:p>
          <text:list>
            <text:list-item>
              <text:p text:style-name="P4">Selection is the process of <text:span text:style-name="T2">choosing individuals</text:span> from the <text:span text:style-name="T2">current population</text:span> to <text:span text:style-name="T2">serve as parents</text:span> for the next generation.</text:p>
            </text:list-item>
            <text:list-item>
              <text:p text:style-name="P4">The <text:span text:style-name="T2">probability of selection</text:span> for each individual is <text:span text:style-name="T2">proportional to its fitness</text:span>; individuals with <text:span text:style-name="T2">higher fitness</text:span> have a <text:span text:style-name="T2">higher chance</text:span> of being selected.</text:p>
            </text:list-item>
            <text:list-item>
              <text:p text:style-name="P4">Common selection techniques include roulette wheel selection, tournament selection, and rank-based selection.</text:p>
            </text:list-item>
          </text:list>
        </text:list-item>
        <text:list-item>
          <text:p text:style-name="P4"><text:span text:style-name="Strong_20_Emphasis">Crossover</text:span>:</text:p>
          <text:list>
            <text:list-item>
              <text:p text:style-name="P4">Crossover is a genetic operator that mimics the process of reproduction in biological organisms.</text:p>
            </text:list-item>
            <text:list-item>
              <text:p text:style-name="P4">During crossover, <text:span text:style-name="T2">pairs of parent solutions are selected</text:span>, and <text:span text:style-name="T2">genetic material</text:span> is <text:span text:style-name="T2">exchanged</text:span> between them to <text:span text:style-name="T2">create offspring</text:span> solutions.</text:p>
            </text:list-item>
            <text:list-item>
              <text:p text:style-name="P4">Different crossover techniques such as <text:span text:style-name="T2">single-point crossover</text:span>, <text:span text:style-name="T2">multi-point crossover</text:span>, and <text:span text:style-name="T2">uniform crossover</text:span> are used, each with its advantages and disadvantages.</text:p>
            </text:list-item>
          </text:list>
        </text:list-item>
        <text:list-item>
          <text:p text:style-name="P4"><text:span text:style-name="Strong_20_Emphasis">Mutation</text:span>:</text:p>
          <text:list>
            <text:list-item>
              <text:p text:style-name="P4">Mutation is another genetic operator that introduces <text:span text:style-name="T2">random changes</text:span> to <text:span text:style-name="T2">individual solutions</text:span> to maintain genetic diversity in the population.</text:p>
            </text:list-item>
            <text:list-item>
              <text:p text:style-name="P4">It <text:span text:style-name="T2">prevents</text:span> the algorithm from <text:span text:style-name="T2">converging prematurely</text:span> to <text:span text:style-name="T2">suboptimal solutions</text:span> by <text:span text:style-name="T2">exploring new regions</text:span> of the search space.</text:p>
            </text:list-item>
            <text:list-item>
              <text:p text:style-name="P4">Mutation typically involves <text:span text:style-name="T2">flipping</text:span> or <text:span text:style-name="T2">modifying a small number of genes</text:span> in a solution with a <text:span text:style-name="T2">low probability</text:span>.</text:p>
            </text:list-item>
          </text:list>
        </text:list-item>
        <text:list-item>
          <text:p text:style-name="P4"><text:span text:style-name="Strong_20_Emphasis">Termination</text:span>:</text:p>
          <text:list>
            <text:list-item>
              <text:p text:style-name="P4">The genetic algorithm terminates when a <text:span text:style-name="T2">stopping criterion is met</text:span>, such as reaching a <text:span text:style-name="T2">maximum number of generations</text:span>, finding a <text:span text:style-name="T2">satisfactory solution</text:span>, or running out of computational resources.</text:p>
            </text:list-item>
            <text:list-item>
              <text:p text:style-name="P4">After termination, the best-found solution in the final population is returned as the output of the algorithm.</text:p>
            </text:list-item>
          </text:list>
        </text:list-item>
        <text:list-item>
          <text:p text:style-name="P4"><text:span text:style-name="Strong_20_Emphasis">Evolutionary Dynamics</text:span>:</text:p>
          <text:list>
            <text:list-item>
              <text:p text:style-name="P4"><text:soft-page-break/>Over successive generations, the genetic algorithm evolves the population towards better solutions through the processes of selection, crossover, and mutation.</text:p>
            </text:list-item>
            <text:list-item>
              <text:p text:style-name="P4">Solutions with higher fitness values are more likely to be selected as parents, passing their genetic material to the next generation, thereby increasing the overall fitness of the population.</text:p>
            </text:list-item>
          </text:list>
        </text:list-item>
        <text:list-item>
          <text:p text:style-name="P4"><text:span text:style-name="Strong_20_Emphasis">Parameter Tuning</text:span>:</text:p>
          <text:list>
            <text:list-item>
              <text:p text:style-name="P4">Genetic algorithms typically involve several parameters, such as population size, crossover rate, mutation rate, and selection pressure.</text:p>
            </text:list-item>
            <text:list-item>
              <text:p text:style-name="P4">The <text:span text:style-name="T2">choice of parameter values can significantly impact the performance</text:span> and <text:span text:style-name="T2">convergence behavior</text:span> of the algorithm, and tuning these parameters is often necessary for achieving good results.</text:p>
            </text:list-item>
          </text:list>
        </text:list-item>
      </text:list>
      <text:p text:style-name="Text_20_body">Genetic algorithms offer several <text:span text:style-name="T2">advantages</text:span>, including their ability to <text:span text:style-name="T2">handle complex, non-linear, and multimodal optimization problems</text:span>, their <text:span text:style-name="T2">flexibility</text:span> in handling <text:span text:style-name="T2">various types of representations and objective functions</text:span>, and their ability to <text:span text:style-name="T2">explore large search spaces</text:span> efficiently. However, they also have <text:span text:style-name="T2">limitations</text:span>, such as the potential for <text:span text:style-name="T2">premature convergence</text:span>, <text:span text:style-name="T2">sensitivity to parameter settings</text:span>, and computational overhead associated with evaluating the fitness function. Overall, genetic algorithms are a versatile and powerful optimization technique widely used in various fields, including engineering, finance, bioinformatics, and machine learning.</text:p>
      <text:h text:style-name="Heading_20_1" text:outline-level="1">Coding a GA:</text:h>
      <text:p text:style-name="P5">import numpy as np</text:p>
      <text:p text:style-name="P5"># Define the objective function to be optimized</text:p>
      <text:p text:style-name="P5">def fitness_function(x):</text:p>
      <text:p text:style-name="P5"><text:s text:c="4"/>return np.sin(x) + np.cos(2*x)</text:p>
      <text:p text:style-name="P5"/>
      <text:p text:style-name="P5"># Define parameters</text:p>
      <text:p text:style-name="P5">population_size = 50</text:p>
      <text:p text:style-name="P5">num_generations = 100</text:p>
      <text:p text:style-name="P5">mutation_rate = 0.1</text:p>
      <text:p text:style-name="P5"/>
      <text:p text:style-name="P5"># Define helper functions</text:p>
      <text:p text:style-name="P5">def initialize_population(population_size):</text:p>
      <text:p text:style-name="P5"><text:s text:c="4"/>return np.random.uniform(low=-np.pi, high=np.pi, size=(population_size,))</text:p>
      <text:p text:style-name="P5"/>
      <text:p text:style-name="P5">def crossover(parent1, parent2):</text:p>
      <text:p text:style-name="P5"><text:s text:c="4"/># Single point crossover</text:p>
      <text:p text:style-name="P5"><text:soft-page-break/><text:s text:c="4"/>crossover_point = np.random.randint(low=1, high=len(parent1))</text:p>
      <text:p text:style-name="P5"><text:s text:c="4"/>child1 = np.concatenate((parent1[:crossover_point], parent2[crossover_point:]))</text:p>
      <text:p text:style-name="P5"><text:s text:c="4"/>child2 = np.concatenate((parent2[:crossover_point], parent1[crossover_point:]))</text:p>
      <text:p text:style-name="P5"><text:s text:c="4"/>return child1, child2</text:p>
      <text:p text:style-name="P5"/>
      <text:p text:style-name="P5">def mutate(individual, mutation_rate):</text:p>
      <text:p text:style-name="P5"><text:s text:c="4"/># Random mutation</text:p>
      <text:p text:style-name="P5"><text:s text:c="4"/>mutated_individual = individual.copy()</text:p>
      <text:p text:style-name="P5"><text:s text:c="4"/>for i in range(len(mutated_individual)):</text:p>
      <text:p text:style-name="P5"><text:s text:c="8"/>if np.random.rand() &lt; mutation_rate:</text:p>
      <text:p text:style-name="P5"><text:s text:c="12"/>mutated_individual[i] += np.random.uniform(low=-0.1, high=0.1)</text:p>
      <text:p text:style-name="P5"><text:s text:c="4"/>return mutated_individual</text:p>
      <text:p text:style-name="P5"/>
      <text:p text:style-name="P5"># Genetic algorithm</text:p>
      <text:p text:style-name="P5">def genetic_algorithm(population_size, num_generations, mutation_rate):</text:p>
      <text:p text:style-name="P5"><text:s text:c="4"/>population = initialize_population(population_size)</text:p>
      <text:p text:style-name="P5"><text:s text:c="4"/>for generation in range(num_generations):</text:p>
      <text:p text:style-name="P5"><text:s text:c="8"/># Evaluate fitness</text:p>
      <text:p text:style-name="P5"><text:s text:c="8"/>fitness_values = fitness_function(population)</text:p>
      <text:p text:style-name="P5"><text:s text:c="8"/># Select parents</text:p>
      <text:p text:style-name="P5"><text:s text:c="8"/>parents_indices = np.random.choice(range(population_size), size=(population_size // 2, 2), replace=False)</text:p>
      <text:p text:style-name="P5"><text:s text:c="8"/>offspring = []</text:p>
      <text:p text:style-name="P5"><text:s text:c="8"/>for parent1_idx, parent2_idx in parents_indices:</text:p>
      <text:p text:style-name="P5"><text:s text:c="12"/>parent1, parent2 = population[parent1_idx], population[parent2_idx]</text:p>
      <text:p text:style-name="P5"><text:s text:c="12"/># Crossover</text:p>
      <text:p text:style-name="P5"><text:s text:c="12"/>child1, child2 = crossover(parent1, parent2)</text:p>
      <text:p text:style-name="P5"><text:s text:c="12"/># Mutation</text:p>
      <text:p text:style-name="P5"><text:s text:c="12"/>child1 = mutate(child1, mutation_rate)</text:p>
      <text:p text:style-name="P5"><text:s text:c="12"/>child2 = mutate(child2, mutation_rate)</text:p>
      <text:p text:style-name="P5"><text:s text:c="12"/>offspring.extend([child1, child2])</text:p>
      <text:p text:style-name="P5"><text:s text:c="8"/># Replace old population with offspring</text:p>
      <text:p text:style-name="P5"><text:soft-page-break/><text:s text:c="8"/>population = np.array(offspring)</text:p>
      <text:p text:style-name="P5"><text:s text:c="4"/># Find best individual in final population</text:p>
      <text:p text:style-name="P5"><text:s text:c="4"/>best_individual_idx = np.argmax(fitness_function(population))</text:p>
      <text:p text:style-name="P5"><text:s text:c="4"/>best_individual = population[best_individual_idx]</text:p>
      <text:p text:style-name="P5"><text:s text:c="4"/>return best_individual, fitness_function(best_individual)</text:p>
      <text:p text:style-name="P5"/>
      <text:p text:style-name="P5"># Run the genetic algorithm</text:p>
      <text:p text:style-name="P5">best_solution, best_fitness = genetic_algorithm(population_size, num_generations, mutation_rate)</text:p>
      <text:p text:style-name="P5">print("Best solution:", best_solution)</text:p>
      <text:p text:style-name="P5">print("Best fitness:", best_fitness)</text:p>
      <text:p text:style-name="P5"/>
      <text:p text:style-name="Text_20_body"/>
      <text:h text:style-name="P2" text:outline-level="1">Particle Swarm Optimization (PSO)</text:h>
      <text:p text:style-name="Text_20_body">Particle Swarm Optimization (PSO) is a <text:span text:style-name="T2">population-based stochastic</text:span> optimization algorithm that is inspired by the <text:span text:style-name="T2">social behavior</text:span> of <text:span text:style-name="T2">bird flocking</text:span> or fish schooling. PSO was originally developed by Kennedy and Eberhart in 1995. It has since become a popular and widely used optimization technique due to its simplicity, effectiveness, and ease of implementation.</text:p>
      <text:p text:style-name="Text_20_body">The core idea of PSO is to <text:span text:style-name="T2">iteratively</text:span> <text:span text:style-name="T2">improve a population of candidate solutions</text:span>, represented as particles in the search space, by iteratively adjusting their positions based on the best-known positions found by individual particles and the entire swarm. Here's how PSO works:</text:p>
      <text:list xml:id="list3683296908" text:style-name="L4">
        <text:list-item>
          <text:p text:style-name="P6"><text:span text:style-name="Strong_20_Emphasis">Initialization</text:span>:</text:p>
          <text:list>
            <text:list-item>
              <text:p text:style-name="P6">PSO starts by <text:span text:style-name="T2">initializing</text:span> a <text:span text:style-name="T2">population of particles randomly</text:span> within the search space. <text:span text:style-name="T2">Each particle</text:span> has a <text:span text:style-name="T2">position</text:span> and a <text:span text:style-name="T2">velocity</text:span>.</text:p>
            </text:list-item>
          </text:list>
        </text:list-item>
        <text:list-item>
          <text:p text:style-name="P6"><text:span text:style-name="Strong_20_Emphasis">Fitness Evaluation</text:span>:</text:p>
          <text:list>
            <text:list-item>
              <text:p text:style-name="P6">The fitness of each particle is evaluated using the objective function to be optimized. This function assigns a <text:span text:style-name="T2">scalar value to each particle</text:span>, indicating how well it performs with respect to the optimization problem.</text:p>
            </text:list-item>
          </text:list>
        </text:list-item>
        <text:list-item>
          <text:p text:style-name="P6"><text:span text:style-name="Strong_20_Emphasis">Update Particle's Best Known Position</text:span>:</text:p>
          <text:list>
            <text:list-item>
              <text:p text:style-name="P6"><text:span text:style-name="T2">Each particle</text:span> maintains its <text:span text:style-name="T2">own best-known position</text:span> (personal best) based on the highest fitness value it has achieved so far. If the current position yields a higher fitness than the previous best-known position, the particle updates its personal best.</text:p>
            </text:list-item>
          </text:list>
        </text:list-item>
        <text:list-item>
          <text:p text:style-name="P6"><text:span text:style-name="Strong_20_Emphasis">Update Global Best Known Position</text:span>:</text:p>
          <text:list>
            <text:list-item>
              <text:p text:style-name="P6">The <text:span text:style-name="T2">global best-known</text:span> <text:span text:style-name="T2">position</text:span> (global best) is the <text:span text:style-name="T2">position in the entire swarm</text:span> that has the <text:span text:style-name="T2">highest fitness</text:span> value <text:span text:style-name="T2">among all particles</text:span>. It is updated based on the highest fitness value found by any particle in the swarm.</text:p>
            </text:list-item>
          </text:list>
        </text:list-item>
        <text:list-item>
          <text:p text:style-name="P6"><text:soft-page-break/><text:span text:style-name="Strong_20_Emphasis">Velocity Update</text:span>:</text:p>
          <text:list>
            <text:list-item>
              <text:p text:style-name="P6">Each particle <text:span text:style-name="T2">adjusts its velocity</text:span> <text:span text:style-name="T2">based</text:span> <text:span text:style-name="T2">on its</text:span> <text:span text:style-name="T2">current velocity</text:span>, its distance from its personal best position, and the distance from the global best position. This adjustment is made using two components:</text:p>
              <text:list>
                <text:list-item>
                  <text:p text:style-name="P7"><text:span text:style-name="T2">Cognitive</text:span> component: Influenced by the <text:span text:style-name="T2">particle's own experience</text:span> (personal best).</text:p>
                </text:list-item>
                <text:list-item>
                  <text:p text:style-name="P7"><text:span text:style-name="T2">Social</text:span> component: Influenced by the <text:span text:style-name="T2">swarm's collective experience</text:span> (global best).</text:p>
                </text:list-item>
              </text:list>
            </text:list-item>
            <text:list-item>
              <text:p text:style-name="P6">These components guide the particle to move towards promising regions of the search space.</text:p>
            </text:list-item>
          </text:list>
        </text:list-item>
        <text:list-item>
          <text:p text:style-name="P6"><text:span text:style-name="Strong_20_Emphasis">Position Update</text:span>:</text:p>
          <text:list>
            <text:list-item>
              <text:p text:style-name="P6"><text:span text:style-name="T2">After updating velocities</text:span>, <text:span text:style-name="T2">each particle adjusts its position</text:span> based on its current position and velocity. <text:span text:style-name="T2">This step determines</text:span> the <text:span text:style-name="T2">particle's movement</text:span> in the search space.</text:p>
            </text:list-item>
          </text:list>
        </text:list-item>
        <text:list-item>
          <text:p text:style-name="P6"><text:span text:style-name="Strong_20_Emphasis">Termination</text:span>:</text:p>
          <text:list>
            <text:list-item>
              <text:p text:style-name="P6">PSO terminates when a <text:span text:style-name="T2">stopping criterion is met</text:span>, such as reaching a maximum number of iterations, finding a satisfactory solution, or running out of computational resources.</text:p>
            </text:list-item>
          </text:list>
        </text:list-item>
      </text:list>
      <text:p text:style-name="Text_20_body">PSO has several <text:span text:style-name="T2">parameters that need to be tuned</text:span>, including the <text:span text:style-name="T2">number of particles</text:span>, <text:span text:style-name="T2">inertia weight</text:span>, <text:span text:style-name="T2">cognitive</text:span> and <text:span text:style-name="T2">social components</text:span>, and <text:span text:style-name="T2">maximum number of iterations</text:span>. Proper parameter tuning is crucial for achieving good performance and convergence behavior.</text:p>
      <text:p text:style-name="Text_20_body"><text:span text:style-name="T2">Advantages</text:span> of PSO include its <text:span text:style-name="T2">simplicity</text:span>, <text:span text:style-name="T2">fast convergence</text:span>, and ability to <text:span text:style-name="T2">handle continuous</text:span>, <text:span text:style-name="T2">discrete</text:span>, and <text:span text:style-name="T2">multi-modal</text:span> <text:span text:style-name="T2">optimization problems</text:span>. However, like other metaheuristic algorithms, PSO may <text:span text:style-name="T2">suffer from premature convergence</text:span> or getting <text:span text:style-name="T2">stuck in local optima</text:span>, depending on the problem characteristics and parameter settings.</text:p>
      <text:h text:style-name="Heading_20_1" text:outline-level="1">Coding a PSO</text:h>
      <text:p text:style-name="P8">import numpy as np</text:p>
      <text:p text:style-name="P8"/>
      <text:p text:style-name="P8"># Define the Rastrigin function (minimization)</text:p>
      <text:p text:style-name="P8">def rastrigin(x):</text:p>
      <text:p text:style-name="P8"><text:s text:c="4"/>A = 10</text:p>
      <text:p text:style-name="P8"><text:s text:c="4"/>n = len(x)</text:p>
      <text:p text:style-name="P8"><text:s text:c="4"/>return A * n + np.sum(x**2 - A * np.cos(2 * np.pi * x))</text:p>
      <text:p text:style-name="P8"/>
      <text:p text:style-name="P8"># Define parameters</text:p>
      <text:p text:style-name="P8"><text:soft-page-break/>num_particles = 50</text:p>
      <text:p text:style-name="P8">num_dimensions = 2</text:p>
      <text:p text:style-name="P8">num_iterations = 100</text:p>
      <text:p text:style-name="P8">inertia_weight = 0.7</text:p>
      <text:p text:style-name="P8">c1 = 1.5 <text:s/># Cognitive component</text:p>
      <text:p text:style-name="P8">c2 = 1.5 <text:s/># Social component</text:p>
      <text:p text:style-name="P8"/>
      <text:p text:style-name="P8"># Initialize particles</text:p>
      <text:p text:style-name="P8">particles_position = np.random.uniform(low=-5, high=5, size=(num_particles, num_dimensions))</text:p>
      <text:p text:style-name="P8">particles_velocity = np.random.uniform(low=-1, high=1, size=(num_particles, num_dimensions))</text:p>
      <text:p text:style-name="P8">particles_best_position = particles_position.copy()</text:p>
      <text:p text:style-name="P8">particles_best_fitness = np.apply_along_axis(rastrigin, 1, particles_position)</text:p>
      <text:p text:style-name="P8">global_best_position = particles_best_position[np.argmin(particles_best_fitness)]</text:p>
      <text:p text:style-name="P8">global_best_fitness = np.min(particles_best_fitness)</text:p>
      <text:p text:style-name="P8"/>
      <text:p text:style-name="P8"># PSO iterations</text:p>
      <text:p text:style-name="P8">for i in range(num_iterations):</text:p>
      <text:p text:style-name="P8"><text:s text:c="4"/># Update particle velocities and positions</text:p>
      <text:p text:style-name="P8"><text:s text:c="4"/>r1 = np.random.random((num_particles, num_dimensions))</text:p>
      <text:p text:style-name="P8"><text:s text:c="4"/>r2 = np.random.random((num_particles, num_dimensions))</text:p>
      <text:p text:style-name="P8"><text:s text:c="4"/></text:p>
      <text:p text:style-name="P8"><text:s text:c="4"/>cognitive_component = c1 * r1 * (particles_best_position - particles_position)</text:p>
      <text:p text:style-name="P8"><text:s text:c="4"/>social_component = c2 * r2 * (global_best_position - particles_position)</text:p>
      <text:p text:style-name="P8"><text:s text:c="4"/></text:p>
      <text:p text:style-name="P8"><text:s text:c="4"/>particles_velocity = inertia_weight * particles_velocity + cognitive_component + social_component</text:p>
      <text:p text:style-name="P8"><text:s text:c="4"/>particles_position += particles_velocity</text:p>
      <text:p text:style-name="P8"><text:s text:c="4"/></text:p>
      <text:p text:style-name="P8"><text:s text:c="4"/># Evaluate fitness for new positions</text:p>
      <text:p text:style-name="P8"><text:s text:c="4"/>current_fitness = np.apply_along_axis(rastrigin, 1, particles_position)</text:p>
      <text:p text:style-name="P8"><text:s text:c="4"/></text:p>
      <text:p text:style-name="P8"><text:s text:c="4"/># Update personal best positions and global best position</text:p>
      <text:p text:style-name="P8"><text:soft-page-break/><text:s text:c="4"/>update_indices = current_fitness &lt; particles_best_fitness</text:p>
      <text:p text:style-name="P8"><text:s text:c="4"/>particles_best_position[update_indices] = particles_position[update_indices]</text:p>
      <text:p text:style-name="P8"><text:s text:c="4"/>particles_best_fitness[update_indices] = current_fitness[update_indices]</text:p>
      <text:p text:style-name="P8"><text:s text:c="4"/></text:p>
      <text:p text:style-name="P8"><text:s text:c="4"/>global_best_position = particles_best_position[np.argmin(particles_best_fitness)]</text:p>
      <text:p text:style-name="P8"><text:s text:c="4"/>global_best_fitness = np.min(particles_best_fitness)</text:p>
      <text:p text:style-name="P8"/>
      <text:p text:style-name="P8"># Print the best solution found</text:p>
      <text:p text:style-name="P8">print("Best solution:", global_best_position)</text:p>
      <text:p text:style-name="P8">print("Best fitness:", global_best_fitness)</text:p>
      <text:h text:style-name="Heading_20_1" text:outline-level="1">Ant Colony Optimization (ACO) </text:h>
      <text:p text:style-name="P14"><text:span text:style-name="T4">A</text:span> metaheuristic optimization algorithm inspired by the <text:span text:style-name="T2">foraging behavior of ants</text:span>. It was introduced by Marco Dorigo in the early 1990s and has since become a widely used technique for solving combinatorial optimization problems. ACO is particularly well-suited for problems such as the <text:span text:style-name="T2">Traveling Salesman Problem</text:span> (TSP), <text:span text:style-name="T2">vehicle routing problems</text:span>, <text:span text:style-name="T2">scheduling problems</text:span>, and other similar discrete optimization tasks.</text:p>
      <text:p text:style-name="Text_20_body">Basic Concept:</text:p>
      <text:p text:style-name="Text_20_body">At the heart of ACO lies the idea of <text:span text:style-name="T2">simulating the cooperative behavior of ants</text:span> when searching for food. <text:span text:style-name="T2">Ants deposit pheromone trails</text:span> on the ground as they move, and <text:span text:style-name="T2">other ants are attracted to these trails</text:span>. Over time, <text:span text:style-name="T2">paths</text:span> with <text:span text:style-name="T2">higher pheromone</text:span> <text:span text:style-name="T2">concentrations</text:span> <text:span text:style-name="T2">become more attractive</text:span>, leading to the <text:span text:style-name="T2">emergence of optimal</text:span> or <text:span text:style-name="T2">near-optimal routes</text:span>.</text:p>
      <text:p text:style-name="Text_20_body">Components of ACO:</text:p>
      <text:list xml:id="list1021253789" text:style-name="L5">
        <text:list-item>
          <text:p text:style-name="P9"><text:span text:style-name="Strong_20_Emphasis">Ants</text:span>: In ACO, artificial <text:span text:style-name="T2">ants</text:span> are <text:span text:style-name="T2">agents that construct solutions</text:span> to the optimization problem. Each ant <text:span text:style-name="T2">moves</text:span> through the <text:span text:style-name="T2">problem space</text:span>, building a candidate solution incrementally.</text:p>
        </text:list-item>
        <text:list-item>
          <text:p text:style-name="P10"><text:span text:style-name="Strong_20_Emphasis">Pheromone Trails</text:span>: <text:span text:style-name="T2">Pheromone trails</text:span> represent the <text:span text:style-name="T2">accumulated information</text:span> <text:span text:style-name="T2">about</text:span> <text:span text:style-name="T2">good solutions</text:span> found by the ants. <text:span text:style-name="T2">Initially</text:span>, these <text:span text:style-name="T2">trails</text:span> are <text:span text:style-name="T2">initialized</text:span> to a <text:span text:style-name="T2">small value</text:span>. As ants construct solutions, they deposit pheromone on the edges of the solution components (e.g., edges in TSP). The <text:span text:style-name="T2">amount of pheromone</text:span> deposited is <text:span text:style-name="T2">proportional</text:span> to the <text:span text:style-name="T2">quality of the solution</text:span> found.</text:p>
        </text:list-item>
        <text:list-item>
          <text:p text:style-name="P9"><text:span text:style-name="Strong_20_Emphasis">Solution Construction</text:span>: <text:span text:style-name="T2">Ants</text:span> <text:span text:style-name="T2">probabilistically construct solutions</text:span> by making decisions based on the <text:span text:style-name="T2">pheromone trails</text:span> and heuristic information. The <text:span text:style-name="T2">probability</text:span> of <text:span text:style-name="T2">selecting an edge</text:span> is <text:span text:style-name="T2">influenced</text:span> by the <text:span text:style-name="T2">amount of pheromone</text:span> on the edge and a <text:span text:style-name="T2">heuristic value</text:span> that reflects the <text:span text:style-name="T2">desirability</text:span> of that edge.</text:p>
        </text:list-item>
        <text:list-item>
          <text:p text:style-name="P9"><text:span text:style-name="Strong_20_Emphasis">Pheromone Update</text:span>: <text:span text:style-name="T2">After all ants</text:span> have constructed solutions, the <text:span text:style-name="T2">pheromone trails</text:span> are <text:span text:style-name="T2">updated based on the quality</text:span> of the <text:span text:style-name="T2">solutions</text:span> found. Typically, <text:span text:style-name="T2">pheromone evaporation</text:span> is <text:span text:style-name="T2">applied</text:span> to <text:span text:style-name="T2">gradually reduce</text:span> the <text:span text:style-name="T2">pheromone</text:span> <text:span text:style-name="T2">levels</text:span> over time to prevent stagnation. <text:soft-page-break/>Additionally, <text:span text:style-name="T2">pheromone reinforcement</text:span> is applied to <text:span text:style-name="T2">edges belonging</text:span> to <text:span text:style-name="T2">good solutions</text:span> to intensify the search in promising regions.</text:p>
        </text:list-item>
        <text:list-item>
          <text:p text:style-name="P9"><text:span text:style-name="Strong_20_Emphasis">Heuristic Information</text:span>: In addition to pheromone trails, ants may use heuristic information to guide their decision-making process. <text:span text:style-name="T2">Heuristics</text:span> <text:span text:style-name="T2">provide additional domain-specific</text:span> <text:span text:style-name="T2">knowledge</text:span> that can help ants make more informed choices during solution construction.</text:p>
        </text:list-item>
      </text:list>
      <text:p text:style-name="Text_20_body"><text:span text:style-name="T2">Steps of the ACO Algorithm</text:span>:</text:p>
      <text:list xml:id="list1654041393" text:style-name="L6">
        <text:list-item>
          <text:p text:style-name="P11"><text:span text:style-name="Strong_20_Emphasis">Initialization</text:span>: Initialize the <text:span text:style-name="T3">pheromone trails</text:span> and other <text:span text:style-name="T3">parameters</text:span> (e.g., ant population, heuristic information).</text:p>
        </text:list-item>
        <text:list-item>
          <text:p text:style-name="P11"><text:span text:style-name="Strong_20_Emphasis">Solution Construction</text:span>: Repeat until a <text:span text:style-name="T3">termination criterion is met</text:span>:</text:p>
          <text:list>
            <text:list-item>
              <text:p text:style-name="P11">Each ant probabilistically constructs a solution by selecting edges based on pheromone trails and heuristic information.</text:p>
            </text:list-item>
          </text:list>
        </text:list-item>
        <text:list-item>
          <text:p text:style-name="P11"><text:span text:style-name="Strong_20_Emphasis">Pheromone Update</text:span>:</text:p>
          <text:list>
            <text:list-item>
              <text:p text:style-name="P11">Evaluate the quality of the solutions constructed by ants.</text:p>
            </text:list-item>
            <text:list-item>
              <text:p text:style-name="P11">Update the pheromone trails based on the quality of the solutions found.</text:p>
            </text:list-item>
          </text:list>
        </text:list-item>
        <text:list-item>
          <text:p text:style-name="P11"><text:span text:style-name="Strong_20_Emphasis">Termination</text:span>: Terminate the algorithm based on a predefined stopping criterion (e.g., maximum number of iterations, reaching a satisfactory solution).</text:p>
        </text:list-item>
      </text:list>
      <text:p text:style-name="Text_20_body">Advantages and Challenges:</text:p>
      <text:list xml:id="list3217632558" text:style-name="L7">
        <text:list-item>
          <text:p text:style-name="P12"><text:span text:style-name="Strong_20_Emphasis">Advantages</text:span>:</text:p>
          <text:list>
            <text:list-item>
              <text:p text:style-name="P12">ACO is <text:span text:style-name="T2">highly parallelizable</text:span> and can efficiently <text:span text:style-name="T2">explore large solution spaces</text:span>.</text:p>
            </text:list-item>
            <text:list-item>
              <text:p text:style-name="P12">It is robust and can handle <text:span text:style-name="T2">discrete</text:span>, <text:span text:style-name="T2">combinatorial</text:span> optimization problems with <text:span text:style-name="T2">complex constraints</text:span>.</text:p>
            </text:list-item>
            <text:list-item>
              <text:p text:style-name="P12">ACO can find high-quality solutions and is often competitive with other metaheuristic algorithms.</text:p>
            </text:list-item>
          </text:list>
        </text:list-item>
        <text:list-item>
          <text:p text:style-name="P12"><text:span text:style-name="Strong_20_Emphasis">Challenges</text:span>:</text:p>
          <text:list>
            <text:list-item>
              <text:p text:style-name="P12">ACO may require careful <text:span text:style-name="T2">parameter tuning</text:span> to achieve <text:span text:style-name="T2">good performance</text:span>.</text:p>
            </text:list-item>
            <text:list-item>
              <text:p text:style-name="P12">It may suffer from <text:span text:style-name="T2">premature convergence</text:span> or <text:span text:style-name="T2">stagnation</text:span> if the pheromone update mechanism is not properly designed.</text:p>
            </text:list-item>
            <text:list-item>
              <text:p text:style-name="P12">ACO's performance can be sensitive to problem characteristics, such as problem size and structure.</text:p>
            </text:list-item>
          </text:list>
        </text:list-item>
      </text:list>
      <text:p text:style-name="Text_20_body"><text:span text:style-name="T2">Applications</text:span>:</text:p>
      <text:p text:style-name="Text_20_body">ACO has been successfully applied to various combinatorial optimization problems, including:</text:p>
      <text:list xml:id="list238736374" text:style-name="L8">
        <text:list-item>
          <text:p text:style-name="P13">Traveling Salesman Problem (TSP)</text:p>
        </text:list-item>
        <text:list-item>
          <text:p text:style-name="P13">Vehicle Routing Problem (VRP)</text:p>
        </text:list-item>
        <text:list-item>
          <text:p text:style-name="P13">Quadratic Assignment Problem (QAP)</text:p>
        </text:list-item>
        <text:list-item>
          <text:p text:style-name="P13">Job Shop Scheduling</text:p>
        </text:list-item>
        <text:list-item>
          <text:p text:style-name="P13"><text:soft-page-break/>Network Routing</text:p>
        </text:list-item>
        <text:list-item>
          <text:p text:style-name="P13">Wireless Sensor Network Optimization</text:p>
        </text:list-item>
      </text:list>
      <text:p text:style-name="Text_20_body">Overall, Ant Colony Optimization is a powerful and versatile optimization technique that draws inspiration from nature's cooperative behavior to solve complex optimization problems efficiently.</text:p>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öhne Mono" svg:font-family="'Söhne Mono', Monaco, 'Andale Mono', 'Ubuntu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ab-stops/>
      </style:paragraph-properties>
      <style:text-properties style:font-name="Liberation Serif1" fo:font-family="'Liberation Serif'" style:font-style-name="Bold" style:font-family-generic="roman" style:font-pitch="variable"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01T13:16:09.667692878</meta:creation-date>
    <meta:generator>LibreOffice/6.4.7.2$Linux_X86_64 LibreOffice_project/40$Build-2</meta:generator>
    <dc:date>2024-04-01T17:58:03.224456509</dc:date>
    <meta:editing-duration>PT45M18S</meta:editing-duration>
    <meta:editing-cycles>6</meta:editing-cycles>
    <meta:document-statistic meta:table-count="0" meta:image-count="0" meta:object-count="0" meta:page-count="11" meta:paragraph-count="215" meta:word-count="2565" meta:character-count="19188" meta:non-whitespace-character-count="16599"/>
  </office:meta>
</office:document-meta>
</file>